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/>
    </style:style>
    <style:style style:name="Table1.A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8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2pt" officeooo:rsid="005403e2" officeooo:paragraph-rsid="005403e2" style:font-size-asian="22pt" style:font-size-complex="22pt"/>
    </style:style>
    <style:style style:name="P2" style:family="paragraph" style:parent-style-name="Footer">
      <style:text-properties officeooo:rsid="005403e2" officeooo:paragraph-rsid="005403e2"/>
    </style:style>
    <style:style style:name="P3" style:family="paragraph" style:parent-style-name="Text_20_body">
      <style:text-properties officeooo:paragraph-rsid="005ee7f5"/>
    </style:style>
    <style:style style:name="P4" style:family="paragraph" style:parent-style-name="Text_20_body">
      <style:text-properties officeooo:rsid="003aae4b" officeooo:paragraph-rsid="006e47fc"/>
    </style:style>
    <style:style style:name="P5" style:family="paragraph" style:parent-style-name="Text_20_body">
      <style:text-properties officeooo:rsid="00614718" officeooo:paragraph-rsid="00614718"/>
    </style:style>
    <style:style style:name="P6" style:family="paragraph" style:parent-style-name="Text_20_body">
      <style:text-properties officeooo:paragraph-rsid="006b39ca"/>
    </style:style>
    <style:style style:name="P7" style:family="paragraph" style:parent-style-name="Text_20_body">
      <style:text-properties officeooo:paragraph-rsid="006d463d"/>
    </style:style>
    <style:style style:name="P8" style:family="paragraph" style:parent-style-name="Text_20_body">
      <style:text-properties officeooo:paragraph-rsid="0070206d"/>
    </style:style>
    <style:style style:name="P9" style:family="paragraph" style:parent-style-name="Text_20_body">
      <style:text-properties officeooo:rsid="0070206d" officeooo:paragraph-rsid="0070206d"/>
    </style:style>
    <style:style style:name="P10" style:family="paragraph" style:parent-style-name="Text_20_body">
      <style:text-properties officeooo:rsid="0074da73" officeooo:paragraph-rsid="0074da73"/>
    </style:style>
    <style:style style:name="P11" style:family="paragraph" style:parent-style-name="Text_20_body">
      <style:text-properties officeooo:rsid="0074da73" officeooo:paragraph-rsid="007e69a9"/>
    </style:style>
    <style:style style:name="P12" style:family="paragraph" style:parent-style-name="Text_20_body">
      <style:text-properties officeooo:rsid="00795649" officeooo:paragraph-rsid="00795649"/>
    </style:style>
    <style:style style:name="P13" style:family="paragraph" style:parent-style-name="Text_20_body">
      <style:text-properties officeooo:rsid="007a8fc4" officeooo:paragraph-rsid="007a8fc4"/>
    </style:style>
    <style:style style:name="P14" style:family="paragraph" style:parent-style-name="Text_20_body">
      <style:text-properties officeooo:rsid="007dd1fa" officeooo:paragraph-rsid="007dd1fa"/>
    </style:style>
    <style:style style:name="P15" style:family="paragraph" style:parent-style-name="Text_20_body">
      <style:text-properties officeooo:rsid="007e69a9" officeooo:paragraph-rsid="007e69a9"/>
    </style:style>
    <style:style style:name="P16" style:family="paragraph" style:parent-style-name="Text_20_body">
      <style:text-properties officeooo:paragraph-rsid="008103c3"/>
    </style:style>
    <style:style style:name="P17" style:family="paragraph" style:parent-style-name="Text_20_body">
      <style:text-properties officeooo:rsid="008103c3" officeooo:paragraph-rsid="008103c3"/>
    </style:style>
    <style:style style:name="P18" style:family="paragraph" style:parent-style-name="Text_20_body">
      <style:paragraph-properties fo:break-before="page"/>
      <style:text-properties officeooo:rsid="00614718" officeooo:paragraph-rsid="00614718"/>
    </style:style>
    <style:style style:name="P19" style:family="paragraph" style:parent-style-name="Table_20_Contents">
      <style:text-properties officeooo:rsid="006370dc" officeooo:paragraph-rsid="006370dc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>
      <style:text-properties officeooo:paragraph-rsid="0070206d"/>
    </style:style>
    <style:style style:name="P23" style:family="paragraph" style:parent-style-name="Text_20_body">
      <style:text-properties officeooo:rsid="00897c8e" officeooo:paragraph-rsid="00897c8e"/>
    </style:style>
    <style:style style:name="P24" style:family="paragraph" style:parent-style-name="Heading_20_2">
      <style:text-properties officeooo:paragraph-rsid="0070206d"/>
    </style:style>
    <style:style style:name="P25" style:family="paragraph" style:parent-style-name="Heading_20_3">
      <style:text-properties officeooo:rsid="00171bb5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5ee7f5"/>
    </style:style>
    <style:style style:name="T2" style:family="text">
      <style:text-properties officeooo:rsid="005f9c36"/>
    </style:style>
    <style:style style:name="T3" style:family="text">
      <style:text-properties officeooo:rsid="00111160"/>
    </style:style>
    <style:style style:name="T4" style:family="text">
      <style:text-properties officeooo:rsid="0011bd9b"/>
    </style:style>
    <style:style style:name="T5" style:family="text">
      <style:text-properties officeooo:rsid="001235ae"/>
    </style:style>
    <style:style style:name="T6" style:family="text">
      <style:text-properties officeooo:rsid="00171bb5"/>
    </style:style>
    <style:style style:name="T7" style:family="text">
      <style:text-properties officeooo:rsid="001bf5be"/>
    </style:style>
    <style:style style:name="T8" style:family="text">
      <style:text-properties officeooo:rsid="001d5d3f"/>
    </style:style>
    <style:style style:name="T9" style:family="text">
      <style:text-properties officeooo:rsid="0023a6f8"/>
    </style:style>
    <style:style style:name="T10" style:family="text">
      <style:text-properties officeooo:rsid="002ed37f"/>
    </style:style>
    <style:style style:name="T11" style:family="text">
      <style:text-properties officeooo:rsid="002fd55c"/>
    </style:style>
    <style:style style:name="T12" style:family="text">
      <style:text-properties officeooo:rsid="00311e79"/>
    </style:style>
    <style:style style:name="T13" style:family="text">
      <style:text-properties officeooo:rsid="00313b04"/>
    </style:style>
    <style:style style:name="T14" style:family="text">
      <style:text-properties officeooo:rsid="0034e97d"/>
    </style:style>
    <style:style style:name="T15" style:family="text">
      <style:text-properties officeooo:rsid="0036c18f"/>
    </style:style>
    <style:style style:name="T16" style:family="text">
      <style:text-properties officeooo:rsid="00383121"/>
    </style:style>
    <style:style style:name="T17" style:family="text">
      <style:text-properties officeooo:rsid="00394b26"/>
    </style:style>
    <style:style style:name="T18" style:family="text">
      <style:text-properties officeooo:rsid="003aae4b"/>
    </style:style>
    <style:style style:name="T19" style:family="text">
      <style:text-properties officeooo:rsid="003b793c"/>
    </style:style>
    <style:style style:name="T20" style:family="text">
      <style:text-properties officeooo:rsid="00440271"/>
    </style:style>
    <style:style style:name="T21" style:family="text">
      <style:text-properties officeooo:rsid="0045f3bf"/>
    </style:style>
    <style:style style:name="T22" style:family="text">
      <style:text-properties officeooo:rsid="004b9406"/>
    </style:style>
    <style:style style:name="T23" style:family="text">
      <style:text-properties officeooo:rsid="004bd5b5"/>
    </style:style>
    <style:style style:name="T24" style:family="text">
      <style:text-properties officeooo:rsid="004ce89c"/>
    </style:style>
    <style:style style:name="T25" style:family="text">
      <style:text-properties officeooo:rsid="004dacce"/>
    </style:style>
    <style:style style:name="T26" style:family="text">
      <style:text-properties officeooo:rsid="00501430"/>
    </style:style>
    <style:style style:name="T27" style:family="text">
      <style:text-properties officeooo:rsid="00558fb7"/>
    </style:style>
    <style:style style:name="T28" style:family="text">
      <style:text-properties officeooo:rsid="00573981"/>
    </style:style>
    <style:style style:name="T29" style:family="text">
      <style:text-properties officeooo:rsid="0059448f"/>
    </style:style>
    <style:style style:name="T30" style:family="text">
      <style:text-properties officeooo:rsid="0059ae7a"/>
    </style:style>
    <style:style style:name="T31" style:family="text">
      <style:text-properties fo:font-style="italic" officeooo:rsid="0045f3bf" style:font-style-asian="italic" style:font-style-complex="italic"/>
    </style:style>
    <style:style style:name="T32" style:family="text">
      <style:text-properties fo:font-style="italic" officeooo:rsid="004afe3e" style:font-style-asian="italic" style:font-style-complex="italic"/>
    </style:style>
    <style:style style:name="T33" style:family="text">
      <style:text-properties officeooo:rsid="0063b398"/>
    </style:style>
    <style:style style:name="T34" style:family="text">
      <style:text-properties officeooo:rsid="0064f538"/>
    </style:style>
    <style:style style:name="T35" style:family="text">
      <style:text-properties officeooo:rsid="0067ea26"/>
    </style:style>
    <style:style style:name="T36" style:family="text">
      <style:text-properties officeooo:rsid="006ca129"/>
    </style:style>
    <style:style style:name="T37" style:family="text">
      <style:text-properties officeooo:rsid="006d463d"/>
    </style:style>
    <style:style style:name="T38" style:family="text">
      <style:text-properties officeooo:rsid="0070206d"/>
    </style:style>
    <style:style style:name="T39" style:family="text">
      <style:text-properties officeooo:rsid="0070d16e"/>
    </style:style>
    <style:style style:name="T40" style:family="text">
      <style:text-properties officeooo:rsid="0078fbe5"/>
    </style:style>
    <style:style style:name="T41" style:family="text">
      <style:text-properties officeooo:rsid="007dd1fa"/>
    </style:style>
    <style:style style:name="T42" style:family="text">
      <style:text-properties officeooo:rsid="007e69a9"/>
    </style:style>
    <style:style style:name="T43" style:family="text">
      <style:text-properties officeooo:rsid="007f9f22"/>
    </style:style>
    <style:style style:name="T44" style:family="text">
      <style:text-properties officeooo:rsid="0080c82b"/>
    </style:style>
    <style:style style:name="T45" style:family="text">
      <style:text-properties officeooo:rsid="008302f3"/>
    </style:style>
    <style:style style:name="T46" style:family="text">
      <style:text-properties officeooo:rsid="0083535f"/>
    </style:style>
    <style:style style:name="T47" style:family="text">
      <style:text-properties officeooo:rsid="0084415c"/>
    </style:style>
    <style:style style:name="T48" style:family="text">
      <style:text-properties officeooo:rsid="0085fe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197_1538220597"/>DirectoryWatch<text:bookmark-end text:name="__RefHeading__1197_1538220597"/></text:h>
      <text:h text:style-name="Heading_20_2" text:outline-level="2"><text:bookmark-start text:name="__RefHeading__1199_1538220597"/>Table of contents.<text:bookmark-end text:name="__RefHeading__1199_1538220597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1197_1538220597" text:style-name="Index_20_Link" text:visited-style-name="Index_20_Link">DirectoryWatch<text:tab/>1</text:a></text:p>
          <text:p text:style-name="P27"><text:a xlink:type="simple" xlink:href="#__RefHeading__1199_1538220597" text:style-name="Index_20_Link" text:visited-style-name="Index_20_Link">Table of contents.<text:tab/>1</text:a></text:p>
          <text:p text:style-name="P27"><text:a xlink:type="simple" xlink:href="#__RefHeading__1201_1538220597" text:style-name="Index_20_Link" text:visited-style-name="Index_20_Link">History<text:tab/>2</text:a></text:p>
          <text:p text:style-name="P27"><text:a xlink:type="simple" xlink:href="#__RefHeading__1203_1538220597" text:style-name="Index_20_Link" text:visited-style-name="Index_20_Link">Justification<text:tab/>3</text:a></text:p>
          <text:p text:style-name="P27"><text:a xlink:type="simple" xlink:href="#__RefHeading__1205_1538220597" text:style-name="Index_20_Link" text:visited-style-name="Index_20_Link">Introduction.<text:tab/>3</text:a></text:p>
          <text:p text:style-name="P27"><text:a xlink:type="simple" xlink:href="#__RefHeading__1207_1538220597" text:style-name="Index_20_Link" text:visited-style-name="Index_20_Link">Mode of use.<text:tab/>4</text:a></text:p>
          <text:p text:style-name="P27"><text:a xlink:type="simple" xlink:href="#__RefHeading__1209_1538220597" text:style-name="Index_20_Link" text:visited-style-name="Index_20_Link">Installation on flash stick.<text:tab/>5</text:a></text:p>
          <text:p text:style-name="P28"><text:a xlink:type="simple" xlink:href="#__RefHeading__538_1955451299" text:style-name="Index_20_Link" text:visited-style-name="Index_20_Link">Short cut installation.<text:tab/>5</text:a></text:p>
          <text:p text:style-name="P27"><text:a xlink:type="simple" xlink:href="#__RefHeading__1731_1538220597" text:style-name="Index_20_Link" text:visited-style-name="Index_20_Link">Md5deep verses hashdeep.<text:tab/>6</text:a></text:p>
          <text:p text:style-name="P27"><text:a xlink:type="simple" xlink:href="#__RefHeading__1211_1538220597" text:style-name="Index_20_Link" text:visited-style-name="Index_20_Link">Improvements<text:tab/>6</text:a></text:p>
          <text:p text:style-name="P27"><text:a xlink:type="simple" xlink:href="#__RefHeading__1213_1538220597" text:style-name="Index_20_Link" text:visited-style-name="Index_20_Link">Motivation for DirectoryWatch.<text:tab/>6</text:a></text:p>
          <text:p text:style-name="P27"><text:a xlink:type="simple" xlink:href="#__RefHeading__1215_1538220597" text:style-name="Index_20_Link" text:visited-style-name="Index_20_Link">About md5deep.<text:tab/>6</text:a></text:p>
          <text:p text:style-name="P28"><text:a xlink:type="simple" xlink:href="#__RefHeading__721_322366511" text:style-name="Index_20_Link" text:visited-style-name="Index_20_Link">About checksums<text:tab/>6</text:a></text:p>
          <text:p text:style-name="P27"><text:a xlink:type="simple" xlink:href="#__RefHeading__1217_1538220597" text:style-name="Index_20_Link" text:visited-style-name="Index_20_Link">About DirectoryWatch.<text:tab/>7</text:a></text:p>
          <text:p text:style-name="P27"><text:a xlink:type="simple" xlink:href="#__RefHeading__1733_1538220597" text:style-name="Index_20_Link" text:visited-style-name="Index_20_Link">Root Path Confusion.<text:tab/>7</text:a></text:p>
          <text:p text:style-name="P27"><text:a xlink:type="simple" xlink:href="#__RefHeading__723_322366511" text:style-name="Index_20_Link" text:visited-style-name="Index_20_Link">Error logs.<text:tab/>7</text:a></text:p>
        </text:index-body>
      </text:table-of-content>
      <text:p text:style-name="P5"/>
      <text:p text:style-name="P5"/>
      <text:p text:style-name="P18"/>
      <text:h text:style-name="Heading_20_2" text:outline-level="2"><text:bookmark-start text:name="__RefHeading__1201_1538220597"/>History<text:bookmark-end text:name="__RefHeading__1201_1538220597"/>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9">Revision</text:p>
          </table:table-cell>
          <table:table-cell table:style-name="Table1.A1" office:value-type="string">
            <text:p text:style-name="P19">Author</text:p>
          </table:table-cell>
          <table:table-cell table:style-name="Table1.A1" office:value-type="string">
            <text:p text:style-name="P19">Date</text:p>
          </table:table-cell>
          <table:table-cell table:style-name="Table1.D1" office:value-type="string">
            <text:p text:style-name="P19">Comment</text:p>
          </table:table-cell>
        </table:table-row>
        <table:table-row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Ian Chapman</text:p>
          </table:table-cell>
          <table:table-cell table:style-name="Table1.A2" office:value-type="string">
            <text:p text:style-name="P19">13 June <text:span text:style-name="T33">2017</text:span></text:p>
          </table:table-cell>
          <table:table-cell table:style-name="Table1.D2" office:value-type="string">
            <text:p text:style-name="P19">First releas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ext:p text:style-name="P5"/>
      <text:p text:style-name="P18"/>
      <text:h text:style-name="Heading_20_2" text:outline-level="2"><text:bookmark-start text:name="__RefHeading__1203_1538220597"/>Justification<text:bookmark-end text:name="__RefHeading__1203_1538220597"/></text:h>
      <text:p text:style-name="Text_20_body"><text:span text:style-name="T29">Q<text:tab/></text:span>What is DirectoryWatch?</text:p>
      <text:p text:style-name="Text_20_body"><text:span text:style-name="T29">A<text:tab/></text:span>It is more than a GUI for md5deep.</text:p>
      <text:p text:style-name="Text_20_body"><text:span text:style-name="T29">Q<text:tab/></text:span>What does md5deep do?</text:p>
      <text:p text:style-name="Text_20_body"><text:span text:style-name="T29">A<text:tab/></text:span>It calculates the md5checksum for all files in the selected directories. <text:s/><text:span text:style-name="T30">Using the appropriate flags and redirection a file is generated listing all the checksums of all files including those in the subdirectories. <text:s/>This hash.log file can be passed back to md5deep with appropriate flags and redirection at a later date to generate a difference or delt.log file between the present and previous state of the files.</text:span></text:p>
      <text:p text:style-name="Text_20_body">Q<text:tab/>So it is a simple GUI for md5deep.</text:p>
      <text:p text:style-name="Text_20_body">A<text:tab/>Not exactly. <text:s/>Using the two log files a report is generated showing the <text:span text:style-name="T34">date stamp and full path of </text:span>CHANGED, NEW and MISSING files.</text:p>
      <text:h text:style-name="Heading_20_2" text:outline-level="2"><text:bookmark-start text:name="__RefHeading__1205_1538220597"/>Introduction.<text:bookmark-end text:name="__RefHeading__1205_1538220597"/></text:h>
      <text:p text:style-name="Text_20_body"><text:tab/>My motivation to write DirectoryWatch knowing what had changed on my Linux PC since my last install. <text:s/>The program md5deep looked good and generated a hash log for a branch of a directory tree. <text:s/>Md5deep has a number of options to be set plus a set of hash logs for each directory branch being monitored. <text:s/>A shell script or something would be needed to organize and maintain a structure <text:span text:style-name="T14">of all the detailed stuff. <text:s/>Additionally, it was noted after reading about security that should control of the PC be compromised, invaded, hacked or whatever any security tool could be fixed and become ineffective. <text:s/>I was impressed by Linux Mint's ability using the md5 checksum to realize their distro (mine too) had been got. <text:s/>I realized that a separate means of checking the checksum was needed. <text:s/>In the case of Mint they may have checked a printed version of the md5checksum against what was shown in the repositories.</text:span></text:p>
      <text:p text:style-name="Text_20_body"><text:tab/>DirectoryWatch is intended to <text:span text:style-name="T18">show the files that have been CHANGED, ADDED or DELETED on the selected directories of the</text:span> PC <text:span text:style-name="T17">since the initial install</text:span>. <text:s/><text:span text:style-name="T18">DirectoryWatch should be run after the initial install and the hash logs of the watched directories generated. <text:s/>It only needs to be run again should there be a suspicious event and the hash logs tested for CHANGED, </text:span>MISSING <text:span text:style-name="T19">or NEW files</text:span>.</text:p>
      <text:p text:style-name="Text_20_body"><text:span text:style-name="T10"><text:tab/>DirectoryWatch w</text:span>atches selected directories for, <text:span text:style-name="T18">MISSING,</text:span> NEW <text:span text:style-name="T18">and</text:span> CHANGED files. <text:s/>DirectoryWatch is based on -;</text:p>
      <text:list xml:id="list1513578008254605190" text:style-name="L1">
        <text:list-item>
          <text:p text:style-name="P20"><text:tab/><text:span text:style-name="T11">Is based on </text:span>md5deep <text:span text:style-name="T11">as the engine.</text:span></text:p>
        </text:list-item>
        <text:list-item>
          <text:p text:style-name="P20"><text:tab/><text:span text:style-name="T11">Uses the Gtk widgets to control the program.</text:span></text:p>
        </text:list-item>
        <text:list-item>
          <text:p text:style-name="P20"><text:soft-page-break/><text:tab/><text:span text:style-name="T15">A GUI is used </text:span>for project <text:span text:style-name="T11">selection and initialization.</text:span></text:p>
        </text:list-item>
        <text:list-item>
          <text:p text:style-name="P20"><text:tab/><text:span text:style-name="T11">D</text:span>irector<text:span text:style-name="T11">ies to be watched for changes are selected with the GUI.</text:span></text:p>
        </text:list-item>
        <text:list-item>
          <text:p text:style-name="P20"><text:tab/><text:span text:style-name="T12">Results of MISSING, NEW and CHANGED files are displayed in as separate reports <text:s/>in a widget.</text:span></text:p>
        </text:list-item>
        <text:list-item>
          <text:p text:style-name="P20"><text:tab/><text:span text:style-name="T11">Is intended to run in an Operating System (distro) installed on a flash stick.</text:span></text:p>
        </text:list-item>
        <text:list-item>
          <text:p text:style-name="P20"><text:tab/><text:span text:style-name="T12">The flash stick is intended to track multiple installations.</text:span></text:p>
        </text:list-item>
        <text:list-item>
          <text:p text:style-name="P20"><text:tab/>The flash stick should not be left connected to the PC <text:span text:style-name="T35">to be unhackable</text:span>.</text:p>
        </text:list-item>
      </text:list>
      <text:p text:style-name="Text_20_body"/>
      <text:p text:style-name="Text_20_body"><text:tab/>DirectoryWatch <text:span text:style-name="T12">was</text:span> intended to be run <text:span text:style-name="T13">under a live distro on </text:span>flash stick and record md5deep hash (hash.log) files on a data section. <text:s/><text:span text:style-name="T13">This was eventually abandoned in favor of installing the distro onto the flash stick and using the flash stick like a normal hard drive.</text:span></text:p>
      <text:p text:style-name="P6"><text:tab/>DirectoryWatch is installed into the home directory of the principle user of the flash stick and is launched from the menu/other item. <text:s/><text:span text:style-name="T35">It can also be installed on the main disk and run by the normal distro so that it can be tested, tried and experimented with.</text:span></text:p>
      <text:p text:style-name="Text_20_body"><text:tab/>A <text:span text:style-name="T18">new </text:span>project for each Linux system in your <text:span text:style-name="T23">administrative area (home)</text:span> should be created. <text:s/><text:span text:style-name="T18">This requires a name (Name_of_PC) and the selection of the path to the root directory of the system being watched. <text:s/>Please read Root Path Confusion.</text:span></text:p>
      <text:p text:style-name="P7"><text:span text:style-name="T18"><text:tab/>One</text:span> flash stick can <text:span text:style-name="T16">be used to monitor multiple</text:span> Linux <text:span text:style-name="T16">or other PC </text:span>systems.</text:p>
      <text:h text:style-name="Heading_20_2" text:outline-level="2"><text:bookmark-start text:name="__RefHeading__1207_1538220597"/>Mode of use.<text:bookmark-end text:name="__RefHeading__1207_1538220597"/></text:h>
      <text:p text:style-name="Text_20_body"><text:tab/><text:span text:style-name="T24">After initial install of a new operating system before it can be hacked the system should be powered off and rebooted from the Directory Watch flash stick. <text:s/>The Linux flash stick is then in control even if a Windows system is to be watched.</text:span></text:p>
      <text:p text:style-name="P8"><text:tab/>A new project is then created <text:span text:style-name="T38">(Project/Add) </text:span>on the flash stick and the path to the root selected.</text:p>
      <text:p text:style-name="P8"><text:span text:style-name="T38">D</text:span>irectories to be watched <text:span text:style-name="T38">(Directories/Add)</text:span> can then be added to the project. <text:s/>All the directories in the $PATH (echo $PATH = <text:s/></text:p>
      <text:p text:style-name="P8">/usr/local/bin:/usr/bin:/bin:/usr/local/games:/usr/games:/usr/local/sbin:/usr/sbin:/sbin) </text:p>
      <text:p text:style-name="P8">should be added <text:span text:style-name="T38">plus </text:span>(/bin, /boot, /sbin, /user/bin and so forth).</text:p>
      <text:p text:style-name="P8"><text:tab/><text:span text:style-name="T38">U</text:span>nder the Watch tab select Populate to generate the md5 hash.log. <text:s/>This is a record of the status of the md5 checksums and should be <text:span text:style-name="T27">and is</text:span> safeguarded.</text:p>
      <text:p text:style-name="Text_20_body"><text:tab/><text:span text:style-name="T25">When a system becomes suspect the system should be powered off and rebooted from the </text:span><text:soft-page-break/><text:span text:style-name="T25">flash stick. <text:s/>The project selected then under the Watch tab Validate clicked and followed by ReportGen to display the results. <text:s/>The Reportlog tab can be used to view the report without having to regenerate it. <text:s/>The results show the new time stamp on NEW and CHANGED files, many changed files with the same time stamp must be due to a periodic update. <text:s/>Take care that a MISSING file is not anti virus or similar.</text:span></text:p>
      <text:h text:style-name="Heading_20_2" text:outline-level="2"><text:bookmark-start text:name="__RefHeading__1209_1538220597"/>Installation on flash stick.<text:bookmark-end text:name="__RefHeading__1209_1538220597"/></text:h>
      <text:p text:style-name="Text_20_body"><text:tab/>Linux Mint 18.1 was installed onto a flash stick (installed not live) and DirectoryWatch ported to the flash. <text:s/><text:span text:style-name="T20">Pull over the tar ball dirwatch.tar.gz into ~/Downloads/here and click, the Archive Manager is able to extract all the files. <text:s/>The following dependencies are needed and Synaptic Package Manager can be used to get them. <text:s/></text:span></text:p>
      <text:list xml:id="list4195623253412245569" text:style-name="L2">
        <text:list-item>
          <text:p text:style-name="P21"><text:span text:style-name="T9">lib</text:span>gt<text:span text:style-name="T3">k-</text:span>3-<text:span text:style-name="T9">dev</text:span></text:p>
        </text:list-item>
        <text:list-item>
          <text:p text:style-name="P21">g++</text:p>
        </text:list-item>
        <text:list-item>
          <text:p text:style-name="P21">libsdl2-dev</text:p>
        </text:list-item>
        <text:list-item>
          <text:p text:style-name="P21">libsdl2-image-dev</text:p>
        </text:list-item>
        <text:list-item>
          <text:p text:style-name="P21">libsdl2-ttf-dev</text:p>
        </text:list-item>
        <text:list-item>
          <text:p text:style-name="P21">libglew-dev</text:p>
        </text:list-item>
        <text:list-item>
          <text:p text:style-name="P21">md5deep</text:p>
        </text:list-item>
      </text:list>
      <text:p text:style-name="Text_20_body"/>
      <text:p text:style-name="P3"><text:tab/><text:span text:style-name="T1">Open a terminal and “cd Downloads/here” and run “make” command followed by “make install” this should install everything including the menu items. <text:s/>The Makefile also has an uninstall, update and zipper capability. <text:s/>The zipper if for development only.</text:span></text:p>
      <text:p text:style-name="P3"><text:span text:style-name="T1">Note.<text:tab/>It was originally expected that all Gtk files would be built into the executable but this is not the case and the least bothersome way is as above. <text:s/>(</text:span><text:span text:style-name="T31">This could be a motivation to dump the Gtk Gui and move to perl and a more old fashioned </text:span><text:span text:style-name="T32">kluge </text:span><text:span text:style-name="T31">DOS type approach.</text:span><text:span text:style-name="T21">)</text:span></text:p>
      <text:p text:style-name="P8"><text:tab/><text:span text:style-name="T22">Try “md5deep -v” from the terminal command line. <text:s/>If md5deep is not found add the following link “sudo ln -s /usr/bin/hashdeep /usr/local/bin/md5deep” and try again. <text:s/>Md5deep and hashdeep appear to use the same code with different invocation, operation and flags.</text:span></text:p>
      <text:h text:style-name="Heading_20_3" text:outline-level="3"><text:bookmark-start text:name="__RefHeading__538_1955451299"/>Short cut installation.<text:bookmark-end text:name="__RefHeading__538_1955451299"/></text:h>
      <text:p text:style-name="P23">If Linux Mint 18.1 is on the flash stick the executable DirectroyWatch.elf pre-compiled with all dependencies satisfied can be included in the tar ball then all that is necessary is to run “make update”.</text:p>
      <text:h text:style-name="Heading_20_2" text:outline-level="2"><text:bookmark-start text:name="__RefHeading__1731_1538220597"/><text:soft-page-break/>Md5deep verses hashdeep.<text:bookmark-end text:name="__RefHeading__1731_1538220597"/></text:h>
      <text:p text:style-name="P9"><text:tab/>This is an odd relationship. <text:s/>To me it looks <text:span text:style-name="T39">like</text:span> it is the same program code and looks at the command calling it to determine <text:span text:style-name="T39">the</text:span> mode to use.</text:p>
      <text:h text:style-name="P24" text:outline-level="2"><text:bookmark-start text:name="__RefHeading__1211_1538220597"/>Improvements<text:bookmark-end text:name="__RefHeading__1211_1538220597"/></text:h>
      <text:p text:style-name="Text_20_body"><text:tab/>Consideration to making a distro just for DirectoryWatch or a disk image file for use with dd or CloneZilla <text:span text:style-name="T48">to put the lot on a flashstick. <text:s/>The</text:span> present method is a <text:span text:style-name="T26">pain</text:span>. <text:s/><text:span text:style-name="T28">The installation on a flash stick was more bother than I had originally expected and possibly a perl version without the gui would win more fans.</text:span></text:p>
      <text:h text:style-name="Heading_20_2" text:outline-level="2"><text:bookmark-start text:name="__RefHeading__1213_1538220597"/>Motivation for DirectoryWatch.<text:bookmark-end text:name="__RefHeading__1213_1538220597"/></text:h>
      <text:p text:style-name="Text_20_body"><text:tab/>My motivation for producing DirecectoryWatch originates from Linux Mint's misfortune in getting hacked and having its distro infected. <text:s/>The Mint guys detected that the md5 checksum had been changed and no longer matched what they I guess had written on a paper copy. <text:s/><text:span text:style-name="T4">The tampered distro matched the tampered md5 checksum.</text:span></text:p>
      <text:p text:style-name="Text_20_body"><text:tab/>I started to look at Linux security and found a lot of words that made sense, sort of, but what to do and is it really doing it? <text:s/><text:span text:style-name="T5">I even activated an application (AIDE) that examined logs periodically and should email me about any suspect activity. <text:s/>So far no email so I'm either okay or it's not set up correctly. <text:s/>I think that this hogs all my system resources when it runs stopping me from working. <text:s/>One point that was made was that once hacked the hacker can do what he wants and disable all your guards. <text:s/>The only way to be safe was to run md5deep from a live DVD and keep the results on a safe place such as a flash stick that was not left connected once the main distro was booted. <text:s/>This is the guiding principle behind DirectoryWatch.</text:span></text:p>
      <text:h text:style-name="Heading_20_2" text:outline-level="2"><text:bookmark-start text:name="__RefHeading__1215_1538220597"/>About md5deep.<text:bookmark-end text:name="__RefHeading__1215_1538220597"/></text:h>
      <text:p text:style-name="P16"><text:tab/>Md5 checksum is included in all distros and is used to generate and check the md5checksum of any file. <text:s/>I suppose md5deep leavers on md5 to generate a hash <text:span text:style-name="T47">file </text:span>of all the files in a directory digging deep down into all the subdirectories. <text:s/><text:span text:style-name="T6">Md5deep uses this hash file to flag any changes since the hash file was generated. <text:s/>So md5deep does everything, all you need to do is remember the command line flags to make it do what you need. <text:s/>Plus run it from a live distro and keep the results on a flash stick all safely hidden from the nasties.</text:span></text:p>
      <text:h text:style-name="P25" text:outline-level="3"><text:bookmark-start text:name="__RefHeading__721_322366511"/>About checksums<text:bookmark-end text:name="__RefHeading__721_322366511"/></text:h>
      <text:p text:style-name="P17">A really simple one used in the early day<text:span text:style-name="T45">s</text:span> of computers and floppy disks was to Eor or Add all the <text:span text:style-name="T47">bytes</text:span> ignoring overflow and carry. <text:s/>Well that was okay to check one sector <text:span text:style-name="T46">or 256 bytes </text:span>after a low level read from a floppy. <text:s/>After that came Cyclic Redundancy Check CRC and that's quite a big subject. <text:s/>I think of it as a shift register with some of the bits going to a set of Eor gates the output of <text:soft-page-break/>which is used to invert the next input bit. <text:s/>Variations of CRC are or were use on the old serial communications protocols such as X25, SNA and many more. <text:s/><text:span text:style-name="T47">The magic was that as the receiving end accumulated block plus the 2 bttes TX CRC, the RX CRC accumulated value of zero validated the block. </text:span>Complicated so lets just say that md5 is even more complicated and secure.</text:p>
      <text:h text:style-name="Heading_20_2" text:outline-level="2"><text:bookmark-start text:name="__RefHeading__1217_1538220597"/>About DirectoryWatch.<text:bookmark-end text:name="__RefHeading__1217_1538220597"/></text:h>
      <text:p text:style-name="Text_20_body"><text:tab/>The program itself relies on gtk3 and glade to produce a GUI based application. <text:s/>It is written in c++ because there are some good tutorials to get me started <text:span text:style-name="T44">with glade</text:span>. <text:s/>I must admit that I make a lot of system calls to the command line that would have been far simpler in Perl but I could not find any Perl <text:span text:style-name="T7">glade</text:span> information <text:span text:style-name="T8">nor Perl-</text:span>gtk3 headers in the Debian Mint repository. <text:s/><text:span text:style-name="T7">My glade file is far to big to be considered good programming practice. <text:s/>I need a way to split them and be able to prevent the Main_Window remaining active, that is I have the sub-windows with the modal flags set and declared “Transient For “ Main-Window. <text:s/>This prevents multiple sub-windows selecting the same item. <text:s/>I have encountered applications doing that when mis clicked.</text:span></text:p>
      <text:h text:style-name="Heading_20_2" text:outline-level="2"><text:bookmark-start text:name="__RefHeading__1733_1538220597"/>Root Path Confusion.<text:bookmark-end text:name="__RefHeading__1733_1538220597"/></text:h>
      <text:p text:style-name="P4">Selecting the root path is a confusing since the name seen side bar could be &lt;Disk250Gig&gt; and the root path displayed could be &lt;/media/yourname/6cfa8f8d-d3f1-4a72-8b5f-cbd7fb0fd69b&gt; that's what the Linux Mint Nemo file manager shows. <text:s/>Many Linux fans have multiple Linux distributions on various partitions of the hard disk. <text:s/>This <text:span text:style-name="T36">adds more confusion as there are </text:span>multiple partitions on the disk. The disk selected could have a name such as 250Gig and that should not be confused with the partition name. <text:s/>The name of a partition or disk can be changed using e2label, (e2label /dev/sda1 <text:span text:style-name="T43">partitionName</text:span>). <text:s/>The name of the partition can also be changed with Gparted by highlighting the partition and right click, maybe it needs to be unmounted for label to show. <text:s/>In some cases the first partition name may be the disk name. <text:s/><text:span text:style-name="T36">In general once the partition label has been set the </text:span>&lt;6cfa8f8d-d3f1-4a72-8b5f-cbd7fb0fd69b&gt; <text:span text:style-name="T37">is replaced by the label's name making the process readable and make sense.</text:span></text:p>
      <text:h text:style-name="Heading_20_2" text:outline-level="2"><text:bookmark-start text:name="__RefHeading__723_322366511"/>Error logs.<text:bookmark-end text:name="__RefHeading__723_322366511"/></text:h>
      <text:p text:style-name="P15">The error logs are simply the std::err redirected to a file and displayed in a widget. <text:s/>They can also be viewed in the project directory using any editor.</text:p>
      <text:p text:style-name="P12">Broken links to files are reported as “No such file or directory“, the link is there and points to an inexistent file.</text:p>
      <text:p text:style-name="P12">Broken links to directories are reported as “symlink creates cycle“, again the link is there and points to an inexistent director<text:span text:style-name="T41">y</text:span>.</text:p>
      <text:p text:style-name="P11">find . -type l -exec sh -c 'readlink -f "{}" 1&gt;/dev/null || echo "{}"' -- "{}" \;</text:p>
      <text:p text:style-name="P11"><text:soft-page-break/>The above command <text:span text:style-name="T42">run in a terminal from the root “/” directory</text:span> will list all the broken links <text:span text:style-name="T42">on</text:span> the <text:span text:style-name="T42">ddisk</text:span> recursively running down the sub-directories. <text:s/>Change echo to rm to delete the broken link<text:span text:style-name="T42">s</text:span> <text:span text:style-name="T40">and that in the long run could do bad things</text:span>.</text:p>
      <text:p text:style-name="P13">Having DirectoryWatch monitor empty directories generates a host of verbiage in the error log <text:span text:style-name="T41">including “try ms5deep –help: and should be avoided, other than that it does no harm.</text:span></text:p>
      <text:p text:style-name="P14">Having the disk mounted before running Validate or Populate prevents file not found errors. <text:s/>Mounting is simple with Nemo and most other file managers, simply click the disk shown in the side bar and give the password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officeooo:rsid="005403e2" officeooo:paragraph-rsid="005403e2" style:font-size-asian="22pt" style:font-size-complex="22pt"/>
    </style:style>
    <style:style style:name="MP2" style:family="paragraph" style:parent-style-name="Footer">
      <style:text-properties officeooo:rsid="005403e2" officeooo:paragraph-rsid="005403e2"/>
    </style:style>
    <style:style style:name="MT1" style:family="text">
      <style:text-properties officeooo:rsid="005ee7f5"/>
    </style:style>
    <style:style style:name="MT2" style:family="text">
      <style:text-properties officeooo:rsid="005f9c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DirectoryWatch <text:span text:style-name="MT1">user manual.</text:span></text:p>
      </style:header>
      <style:footer>
        <text:p text:style-name="MP2">Alplha V0.0<text:tab/><text:date style:data-style-name="N37" text:date-value="2017-06-12T21:40:54.587963595" text:fixed="true">06/12/17</text:date><text:tab/>Page <text:page-number text:select-page="current">8</text:page-number> <text:span text:style-name="MT2">of </text:span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hapman</meta:initial-creator>
    <meta:creation-date>2017-01-16T17:56:23.427175276</meta:creation-date>
    <dc:date>2017-07-19T13:34:15.053807768</dc:date>
    <meta:editing-duration>P7DT20H21M13S</meta:editing-duration>
    <meta:editing-cycles>126</meta:editing-cycles>
    <meta:generator>LibreOffice/4.3.3.2$Linux_X86_64 LibreOffice_project/430m0$Build-2</meta:generator>
    <dc:creator>Ian Chapman</dc:creator>
    <meta:document-statistic meta:table-count="1" meta:image-count="0" meta:object-count="0" meta:page-count="8" meta:paragraph-count="98" meta:word-count="2178" meta:character-count="12554" meta:non-whitespace-character-count="10389"/>
  </office:meta>
</office:document-meta>
</file>